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B2FF2A327EABC87D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20.svm" manifest:media-type=""/>
  <manifest:file-entry manifest:full-path="Pictures/TablePreview1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2cm" fo:min-width="4.9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2cm" fo:min-width="6.7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8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0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4.0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0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32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764cm"/>
    </style:style>
    <style:style style:name="pr4" style:family="presentation" style:parent-style-name="Default-outline1">
      <style:graphic-properties draw:fit-to-size="false" fo:min-height="11.929cm"/>
    </style:style>
    <style:style style:name="pr5" style:family="presentation" style:parent-style-name="Default-title">
      <style:graphic-properties fo:min-height="1.728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3.557cm"/>
    </style:style>
    <style:style style:name="pr8" style:family="presentation" style:parent-style-name="Default-title">
      <style:graphic-properties fo:min-height="3.439cm"/>
    </style:style>
    <style:style style:name="co1" style:family="table-column">
      <style:table-column-properties style:column-width="2.996cm" style:use-optimal-column-width="false"/>
    </style:style>
    <style:style style:name="co2" style:family="table-column">
      <style:table-column-properties style:column-width="2.994cm" style:use-optimal-column-width="false"/>
    </style:style>
    <style:style style:name="co3" style:family="table-column">
      <style:table-column-properties style:column-width="3cm" style:use-optimal-column-width="false"/>
    </style:style>
    <style:style style:name="co4" style:family="table-column">
      <style:table-column-properties style:column-width="3.686cm" style:use-optimal-column-width="false"/>
    </style:style>
    <style:style style:name="co5" style:family="table-column">
      <style:table-column-properties style:column-width="3.684cm" style:use-optimal-column-width="false"/>
    </style:style>
    <style:style style:name="co6" style:family="table-column">
      <style:table-column-properties style:column-width="3.002cm" style:use-optimal-column-width="false"/>
    </style:style>
    <style:style style:name="co7" style:family="table-column">
      <style:table-column-properties style:column-width="1.471cm" style:use-optimal-column-width="false"/>
    </style:style>
    <style:style style:name="co8" style:family="table-column">
      <style:table-column-properties style:column-width="3.354cm" style:use-optimal-column-width="false"/>
    </style:style>
    <style:style style:name="co9" style:family="table-column">
      <style:table-column-properties style:column-width="3.475cm" style:use-optimal-column-width="false"/>
    </style:style>
    <style:style style:name="co10" style:family="table-column">
      <style:table-column-properties style:column-width="3.198cm" style:use-optimal-column-width="false"/>
    </style:style>
    <style:style style:name="co11" style:family="table-column">
      <style:table-column-properties style:column-width="4.386cm" style:use-optimal-column-width="false"/>
    </style:style>
    <style:style style:name="co12" style:family="table-column">
      <style:table-column-properties style:column-width="4.384cm" style:use-optimal-column-width="false"/>
    </style:style>
    <style:style style:name="co13" style:family="table-column">
      <style:table-column-properties style:column-width="4.41cm" style:use-optimal-column-width="false"/>
    </style:style>
    <style:style style:name="co14" style:family="table-column">
      <style:table-column-properties style:column-width="4.408cm" style:use-optimal-column-width="false"/>
    </style:style>
    <style:style style:name="co15" style:family="table-column">
      <style:table-column-properties style:column-width="3.178cm" style:use-optimal-column-width="false"/>
    </style:style>
    <style:style style:name="co16" style:family="table-column">
      <style:table-column-properties style:column-width="3.176cm" style:use-optimal-column-width="false"/>
    </style:style>
    <style:style style:name="co17" style:family="table-column">
      <style:table-column-properties style:column-width="3.185cm" style:use-optimal-column-width="false"/>
    </style:style>
    <style:style style:name="co18" style:family="table-column">
      <style:table-column-properties style:column-width="3.23cm" style:use-optimal-column-width="false"/>
    </style:style>
    <style:style style:name="co19" style:family="table-column">
      <style:table-column-properties style:column-width="3.227cm" style:use-optimal-column-width="false"/>
    </style:style>
    <style:style style:name="co20" style:family="table-column">
      <style:table-column-properties style:column-width="2.886cm" style:use-optimal-column-width="false"/>
    </style:style>
    <style:style style:name="co21" style:family="table-column">
      <style:table-column-properties style:column-width="2.883cm" style:use-optimal-column-width="false"/>
    </style:style>
    <style:style style:name="co22" style:family="table-column">
      <style:table-column-properties style:column-width="3.345cm" style:use-optimal-column-width="false"/>
    </style:style>
    <style:style style:name="co23" style:family="table-column">
      <style:table-column-properties style:column-width="3.343cm" style:use-optimal-column-width="false"/>
    </style:style>
    <style:style style:name="co24" style:family="table-column">
      <style:table-column-properties style:column-width="3.547cm" style:use-optimal-column-width="false"/>
    </style:style>
    <style:style style:name="co25" style:family="table-column">
      <style:table-column-properties style:column-width="3.342cm" style:use-optimal-column-width="false"/>
    </style:style>
    <style:style style:name="co26" style:family="table-column">
      <style:table-column-properties style:column-width="8.21cm" style:use-optimal-column-width="false"/>
    </style:style>
    <style:style style:name="co27" style:family="table-column">
      <style:table-column-properties style:column-width="8.217cm" style:use-optimal-column-width="false"/>
    </style:style>
    <style:style style:name="ro1" style:family="table-row">
      <style:table-row-properties style:row-height="2.32cm"/>
    </style:style>
    <style:style style:name="ro2" style:family="table-row">
      <style:table-row-properties style:row-height="2.398cm"/>
    </style:style>
    <style:style style:name="ro3" style:family="table-row">
      <style:table-row-properties style:row-height="2.442cm"/>
    </style:style>
    <style:style style:name="ro4" style:family="table-row">
      <style:table-row-properties style:row-height="3.515cm"/>
    </style:style>
    <style:style style:name="ro5" style:family="table-row">
      <style:table-row-properties style:row-height="3.409cm"/>
    </style:style>
    <style:style style:name="ro6" style:family="table-row">
      <style:table-row-properties style:row-height="2.319cm"/>
    </style:style>
    <style:style style:name="ro7" style:family="table-row">
      <style:table-row-properties style:row-height="2.397cm"/>
    </style:style>
    <style:style style:name="ro8" style:family="table-row">
      <style:table-row-properties style:row-height="0cm"/>
    </style:style>
    <style:style style:name="ro9" style:family="table-row">
      <style:table-row-properties style:row-height="2.392cm"/>
    </style:style>
    <style:style style:name="ro10" style:family="table-row">
      <style:table-row-properties style:row-height="2.437cm"/>
    </style:style>
    <style:style style:name="ro11" style:family="table-row">
      <style:table-row-properties style:row-height="3.623cm"/>
    </style:style>
    <style:style style:name="ro12" style:family="table-row">
      <style:table-row-properties style:row-height="3.513cm"/>
    </style:style>
    <style:style style:name="ro13" style:family="table-row">
      <style:table-row-properties style:row-height="3.254cm"/>
    </style:style>
    <style:style style:name="ro14" style:family="table-row">
      <style:table-row-properties style:row-height="3.514cm"/>
    </style:style>
    <style:style style:name="ro15" style:family="table-row">
      <style:table-row-properties style:row-height="2.745cm"/>
    </style:style>
    <style:style style:name="ro16" style:family="table-row">
      <style:table-row-properties style:row-height="2.662cm"/>
    </style:style>
    <style:style style:name="ro17" style:family="table-row">
      <style:table-row-properties style:row-height="2.714cm"/>
    </style:style>
    <style:style style:name="ro18" style:family="table-row">
      <style:table-row-properties style:row-height="2.929cm"/>
    </style:style>
    <style:style style:name="ro19" style:family="table-row">
      <style:table-row-properties style:row-height="1.369cm"/>
    </style:style>
    <style:style style:name="ro20" style:family="table-row">
      <style:table-row-properties style:row-height="2.199cm"/>
    </style:style>
    <style:style style:name="ro21" style:family="table-row">
      <style:table-row-properties style:row-height="2.24cm"/>
    </style:style>
    <style:style style:name="ro22" style:family="table-row">
      <style:table-row-properties style:row-height="2.608cm"/>
    </style:style>
    <style:style style:name="ro23" style:family="table-row">
      <style:table-row-properties style:row-height="2.715cm"/>
    </style:style>
    <style:style style:name="ro24" style:family="table-row">
      <style:table-row-properties style:row-height="2.632cm"/>
    </style:style>
    <style:style style:name="ro25" style:family="table-row">
      <style:table-row-properties style:row-height="1.817cm"/>
    </style:style>
    <style:style style:name="ro26" style:family="table-row">
      <style:table-row-properties style:row-height="4.464cm"/>
    </style:style>
    <style:style style:name="ro27" style:family="table-row">
      <style:table-row-properties style:row-height="5.865cm"/>
    </style:style>
    <style:style style:name="ce1" style:family="table-cell">
      <loext:graphic-properties draw:textarea-vertical-align="middle"/>
      <style:paragraph-properties fo:text-align="center"/>
      <style:text-properties style:font-name="Simple CLM" fo:font-size="28pt" style:font-size-asian="28pt" style:font-size-complex="28pt"/>
    </style:style>
    <style:style style:name="ce2" style:family="table-cell">
      <loext:graphic-properties draw:textarea-vertical-align="middle"/>
      <style:paragraph-properties fo:text-align="center"/>
      <style:text-properties style:font-name="Simple CLM" fo:font-size="40pt" style:font-size-asian="40pt" style:font-size-complex="40pt"/>
    </style:style>
    <style:style style:name="ce3" style:family="table-cell">
      <loext:graphic-properties draw:textarea-vertical-align="middle"/>
      <style:paragraph-properties fo:text-align="center"/>
      <style:text-properties fo:color="#cc3300" style:font-name="Simple CLM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ce4" style:family="table-cell">
      <loext:graphic-properties draw:textarea-vertical-align="middle"/>
      <style:paragraph-properties fo:text-align="center"/>
      <style:text-properties fo:color="#cc3300" style:font-name="Simple CLM" fo:font-size="28pt" fo:font-style="italic" style:font-size-asian="28pt" style:font-style-asian="italic" style:font-size-complex="28pt" style:font-style-complex="italic"/>
    </style:style>
    <style:style style:name="ce5" style:family="table-cell">
      <loext:graphic-properties draw:textarea-vertical-align="middle"/>
      <style:paragraph-properties fo:text-align="center"/>
      <style:text-properties style:font-name="Simple CLM" fo:font-size="40pt" fo:font-weight="normal" style:font-size-asian="40pt" style:font-weight-asian="normal" style:font-size-complex="40pt" style:font-weight-complex="normal"/>
    </style:style>
    <style:style style:name="ce6" style:family="table-cell">
      <loext:graphic-properties draw:textarea-vertical-align="middle"/>
      <style:paragraph-properties fo:text-align="center" fo:border="2.27pt solid #ffffff"/>
      <style:text-properties style:font-name="Simple CLM" fo:font-size="28pt" style:font-size-asian="28pt" style:font-size-complex="28pt"/>
    </style:style>
    <style:style style:name="ce7" style:family="table-cell">
      <loext:graphic-properties draw:textarea-vertical-align="middle"/>
      <style:paragraph-properties fo:text-align="center" fo:border="1.13pt solid #ffffff"/>
      <style:text-properties style:font-name="Simple CLM" fo:font-size="36pt" style:font-size-asian="36pt" style:font-size-complex="36pt"/>
    </style:style>
    <style:style style:name="ce8" style:family="table-cell">
      <loext:graphic-properties draw:textarea-vertical-align="middle"/>
      <style:paragraph-properties fo:text-align="center"/>
      <style:text-properties style:font-name="Simple CLM" fo:font-size="36pt" style:font-size-asian="36pt" style:font-size-complex="36pt"/>
    </style:style>
    <style:style style:name="ce9" style:family="table-cell">
      <loext:graphic-properties draw:textarea-vertical-align="middle"/>
      <style:paragraph-properties fo:text-align="center" fo:border="2.27pt solid #ffffff"/>
      <style:text-properties style:font-name="Simple CLM" fo:font-size="28pt" fo:font-weight="bold" style:font-size-asian="28pt" style:font-weight-asian="bold" style:font-size-complex="28pt" style:font-weight-complex="bold"/>
    </style:style>
    <style:style style:name="ce10" style:family="table-cell">
      <loext:graphic-properties draw:textarea-vertical-align="middle"/>
      <style:paragraph-properties fo:text-align="center"/>
      <style:text-properties style:font-name="Simple CLM" fo:font-size="36pt" fo:font-weight="bold" style:font-size-asian="36pt" style:font-weight-asian="bold" style:font-size-complex="36pt" style:font-weight-complex="bold"/>
    </style:style>
    <style:style style:name="ce11" style:family="table-cell">
      <loext:graphic-properties draw:textarea-vertical-align="middle"/>
      <style:paragraph-properties fo:text-align="center"/>
      <style:text-properties style:font-name="Simple CLM" fo:font-size="28pt" fo:font-weight="bold" style:font-size-asian="28pt" style:font-weight-asian="bold" style:font-size-complex="28pt" style:font-weight-complex="bold"/>
    </style:style>
    <style:style style:name="ce12" style:family="table-cell">
      <loext:graphic-properties draw:textarea-vertical-align="middle"/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13" style:family="table-cell">
      <loext:graphic-properties draw:textarea-vertical-align="middle"/>
      <style:paragraph-properties fo:text-align="center" style:writing-mode="rl-tb"/>
      <style:text-properties fo:font-size="36pt" style:font-size-asian="36pt" style:font-size-complex="36pt"/>
    </style:style>
    <style:style style:name="ce14" style:family="table-cell">
      <loext:graphic-properties draw:textarea-vertical-align="middle"/>
      <style:paragraph-properties fo:text-align="center" style:writing-mode="rl-tb"/>
      <style:text-properties fo:color="#009900" fo:font-size="44pt" style:font-size-asian="44pt" style:font-size-complex="44pt"/>
    </style:style>
    <style:style style:name="ce15" style:family="table-cell">
      <loext:graphic-properties draw:textarea-vertical-align="middle"/>
      <style:paragraph-properties fo:text-align="center" style:writing-mode="rl-tb"/>
      <style:text-properties fo:color="#ff0000" fo:font-size="44pt" style:font-size-asian="44pt" style:font-size-complex="44pt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style:writing-mode="lr-tb"/>
      <style:text-properties fo:font-size="48pt" fo:font-weight="normal" style:font-size-asian="48pt" style:font-weight-asian="normal" style:font-size-complex="48pt" style:font-weight-complex="normal"/>
    </style:style>
    <style:style style:name="P5" style:family="paragraph">
      <style:paragraph-properties fo:text-align="end" style:writing-mode="rl-tb"/>
    </style:style>
    <style:style style:name="P6" style:family="paragraph">
      <style:paragraph-properties fo:text-align="end" style:writing-mode="rl-tb"/>
      <style:text-properties fo:color="#009900" fo:font-size="40pt" style:font-size-asian="44pt" style:font-size-complex="4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36pt" fo:font-style="italic" style:font-size-asian="36pt" style:font-style-asian="italic" style:font-size-complex="36pt" style:font-style-complex="italic"/>
    </style:style>
    <style:style style:name="P11" style:family="paragraph">
      <loext:graphic-properties draw:fill="none" draw:fill-color="#ffffff"/>
      <style:text-properties fo:font-style="italic" style:font-style-asian="italic" style:font-style-complex="italic"/>
    </style:style>
    <style:style style:name="P12" style:family="paragraph">
      <style:paragraph-properties fo:text-align="center" style:writing-mode="rl-tb"/>
    </style:style>
    <style:style style:name="P13" style:family="paragraph">
      <loext:graphic-properties draw:fill="none" draw:fill-color="#ffffff"/>
      <style:paragraph-properties fo:text-align="center" style:writing-mode="rl-tb"/>
      <style:text-properties fo:font-size="36pt" fo:font-style="italic" style:font-size-asian="36pt" style:font-style-asian="italic" style:font-size-complex="36pt" style:font-style-complex="italic"/>
    </style:style>
    <style:style style:name="P14" style:family="paragraph">
      <loext:graphic-properties draw:fill="none" draw:fill-color="#ffffff"/>
      <style:paragraph-properties fo:text-align="end" style:writing-mode="rl-tb"/>
      <style:text-properties fo:font-size="36pt" fo:font-style="italic" style:font-size-asian="36pt" style:font-style-asian="italic" style:font-size-complex="36pt" style:font-style-complex="italic"/>
    </style:style>
    <style:style style:name="P15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16" style:family="paragraph">
      <loext:graphic-properties draw:fill="none" draw:fill-color="#ffffff"/>
      <style:paragraph-properties fo:text-align="end" style:writing-mode="rl-tb"/>
      <style:text-properties fo:color="#0000cc"/>
    </style:style>
    <style:style style:name="P17" style:family="paragraph">
      <style:paragraph-properties fo:text-align="end" style:writing-mode="rl-tb"/>
      <style:text-properties fo:color="#009900" fo:font-size="40pt" style:font-size-asian="40pt" style:font-size-complex="40pt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009900" fo:font-size="40pt" style:font-size-asian="44pt" style:font-size-complex="44pt"/>
    </style:style>
    <style:style style:name="T6" style:family="text">
      <style:text-properties fo:color="#990066" fo:font-size="40pt" style:font-size-asian="44pt" style:font-size-complex="44pt"/>
    </style:style>
    <style:style style:name="T7" style:family="text">
      <style:text-properties fo:color="#000099" fo:font-size="40pt" style:font-size-asian="44pt" style:font-size-complex="44pt"/>
    </style:style>
    <style:style style:name="T8" style:family="text">
      <style:text-properties fo:color="#000099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000099" fo:font-size="40pt" style:font-size-asian="40pt" style:font-size-complex="40pt"/>
    </style:style>
    <style:style style:name="T10" style:family="text">
      <style:text-properties fo:color="#000099" fo:font-size="40pt" fo:font-weight="normal" style:font-size-asian="40pt" style:font-weight-asian="normal" style:font-size-complex="40pt" style:font-weight-complex="normal"/>
    </style:style>
    <style:style style:name="T11" style:family="text">
      <style:text-properties style:font-name="Simple CLM" fo:font-size="28pt" style:font-size-asian="28pt" style:font-size-complex="28pt"/>
    </style:style>
    <style:style style:name="T12" style:family="text">
      <style:text-properties style:font-name="Simple CLM" fo:font-size="40pt" style:font-size-asian="40pt" style:font-size-complex="40pt"/>
    </style:style>
    <style:style style:name="T13" style:family="text">
      <style:text-properties fo:color="#cc3300" style:font-name="Simple CLM" fo:font-size="28pt" fo:font-style="italic" style:font-size-asian="28pt" style:font-style-asian="italic" style:font-size-complex="28pt" style:font-style-complex="italic"/>
    </style:style>
    <style:style style:name="T14" style:family="text">
      <style:text-properties fo:color="#cc3300" style:font-name="Simple CLM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5" style:family="text">
      <style:text-properties fo:font-size="36pt" fo:font-style="italic" style:font-size-asian="36pt" style:font-style-asian="italic" style:font-size-complex="36pt" style:font-style-complex="italic"/>
    </style:style>
    <style:style style:name="T16" style:family="text">
      <style:text-properties style:font-name="Simple CLM" fo:font-size="40pt" fo:font-weight="normal" style:font-size-asian="40pt" style:font-weight-asian="normal" style:font-size-complex="40pt" style:font-weight-complex="normal"/>
    </style:style>
    <style:style style:name="T17" style:family="text">
      <style:text-properties style:font-name="Simple CLM" fo:font-size="40pt" fo:font-weight="bold" style:font-size-asian="40pt" style:font-weight-asian="bold" style:font-size-complex="40pt" style:font-weight-complex="bold"/>
    </style:style>
    <style:style style:name="T18" style:family="text">
      <style:text-properties style:font-name="Simple CLM" fo:font-size="36pt" style:font-size-asian="36pt" style:font-size-complex="36pt"/>
    </style:style>
    <style:style style:name="T19" style:family="text">
      <style:text-properties style:font-name="Simple CLM" fo:font-size="36pt" fo:font-weight="normal" style:font-size-asian="36pt" style:font-weight-asian="normal" style:font-size-complex="36pt" style:font-weight-complex="normal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color="#ff0000" fo:font-size="36pt" style:font-size-asian="36pt" style:font-size-complex="36pt"/>
    </style:style>
    <style:style style:name="T23" style:family="text">
      <style:text-properties fo:color="#009900" fo:font-size="36pt" style:font-size-asian="36pt" style:font-size-complex="36pt"/>
    </style:style>
    <style:style style:name="T24" style:family="text">
      <style:text-properties fo:color="#0000cc" fo:font-weight="bold" style:font-weight-asian="bold" style:font-weight-complex="bold"/>
    </style:style>
    <style:style style:name="T25" style:family="text">
      <style:text-properties fo:color="#0000cc"/>
    </style:style>
    <style:style style:name="T26" style:family="text">
      <style:text-properties fo:color="#0000cc" fo:font-style="italic" style:font-style-asian="italic" style:font-style-complex="italic"/>
    </style:style>
    <style:style style:name="T27" style:family="text">
      <style:text-properties style:use-window-font-color="true" fo:font-weight="bold" style:font-weight-asian="bold" style:font-weight-complex="bold"/>
    </style:style>
    <style:style style:name="T28" style:family="text">
      <style:text-properties style:use-window-font-color="true"/>
    </style:style>
    <style:style style:name="T29" style:family="text">
      <style:text-properties fo:color="#009900"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color="#000099" fo:font-size="40pt" fo:font-style="italic" style:font-size-asian="40pt" style:font-style-asian="italic" style:font-size-complex="40pt" style:font-style-complex="italic"/>
    </style:style>
    <style:style style:name="T32" style:family="text">
      <style:text-properties style:font-name="Simple CLM" fo:font-size="28pt" fo:font-weight="bold" style:font-size-asian="28pt" style:font-weight-asian="bold" style:font-size-complex="28pt" style:font-weight-complex="bold"/>
    </style:style>
    <style:style style:name="T33" style:family="text">
      <style:text-properties style:font-name="Simple CLM" fo:font-size="36pt" fo:font-weight="bold" style:font-size-asian="36pt" style:font-weight-asian="bold" style:font-size-complex="36pt" style:font-weight-complex="bold"/>
    </style:style>
    <style:style style:name="T34" style:family="text">
      <style:text-properties fo:color="#0000cc" fo:font-size="40pt" fo:font-weight="bold" style:font-size-asian="40pt" style:font-weight-asian="bold" style:font-size-complex="40pt" style:font-weight-complex="bold"/>
    </style:style>
    <style:style style:name="T35" style:family="text">
      <style:text-properties fo:color="#0000cc" fo:font-size="40pt" style:font-size-asian="40pt" style:font-size-complex="40pt"/>
    </style:style>
    <style:style style:name="T36" style:family="text">
      <style:text-properties fo:color="#0000cc" fo:font-size="40pt" fo:font-style="italic" style:font-size-asian="40pt" style:font-style-asian="italic" style:font-size-complex="40pt" style:font-style-complex="italic"/>
    </style:style>
    <style:style style:name="T37" style:family="text">
      <style:text-properties style:use-window-font-color="true" fo:font-size="40pt" style:font-size-asian="40pt" style:font-size-complex="40pt"/>
    </style:style>
    <style:style style:name="T38" style:family="text">
      <style:text-properties fo:color="#ff0000" fo:font-size="40pt" fo:font-weight="bold" style:font-size-asian="40pt" style:font-weight-asian="bold" style:font-size-complex="40pt" style:font-weight-complex="bold"/>
    </style:style>
    <style:style style:name="T39" style:family="text">
      <style:text-properties fo:color="#ff0000" fo:font-size="40pt" style:font-size-asian="40pt" style:font-size-complex="40pt"/>
    </style:style>
    <style:style style:name="T40" style:family="text">
      <style:text-properties fo:color="#009900" fo:font-size="40pt" fo:font-weight="bold" style:font-size-asian="40pt" style:font-weight-asian="bold" style:font-size-complex="40pt" style:font-weight-complex="bold"/>
    </style:style>
    <style:style style:name="T41" style:family="text">
      <style:text-properties fo:color="#009900" fo:font-size="40pt" style:font-size-asian="40pt" style:font-size-complex="40pt"/>
    </style:style>
    <style:style style:name="T42" style:family="text">
      <style:text-properties fo:font-size="36pt" fo:font-weight="bold" style:font-size-asian="36pt" style:font-weight-asian="bold" style:font-size-complex="36pt" style:font-weight-complex="bold"/>
    </style:style>
    <style:style style:name="T43" style:family="text">
      <style:text-properties fo:color="#009900" fo:font-size="44pt" style:font-size-asian="44pt" style:font-size-complex="44pt"/>
    </style:style>
    <style:style style:name="T44" style:family="text">
      <style:text-properties fo:color="#ff0000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3cm" presentation:class="title" presentation:user-transformed="true">
          <draw:text-box>
            <text:p text:style-name="P1"><text:span text:style-name="T1">שיווי-משקל נאש</text:span><text:span text:style-name="T1"><text:line-break/></text:span><text:span text:style-name="T2">במשחקים ובמכרזים</text:span><text:span text:style-name="T1"><text:line-break/></text:span><text:span text:style-name="T1"><text:line-break/></text:span><text:span text:style-name="T3">אראל סגל-הלו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8cm" svg:height="3.764cm" svg:x="0cm" svg:y="0.024cm" presentation:class="title" presentation:user-transformed="true">
          <draw:text-box>
            <text:p text:style-name="P1"><text:span text:style-name="T4">מה עושים שחקנים במנגנון לא אמיתי?</text:span></text:p>
          </draw:text-box>
        </draw:frame>
        <draw:frame presentation:style-name="pr4" draw:text-style-name="P6" draw:layer="layout" svg:width="26.924cm" svg:height="16.786cm" svg:x="0.254cm" svg:y="3.302cm" presentation:class="outline" presentation:user-transformed="true">
          <draw:text-box>
            <text:list text:style-name="L2">
              <text:list-item>
                <text:p xml:id="id1" text:id="id1" text:style-name="P5"><text:span text:style-name="T5">כשיש לנו מנגנון אמיתי, קל לנתח את התנהגות המשתתפים – הם כנראה ידווחו את ההעדפות האמיתיות שלהם.</text:span></text:p>
              </text:list-item>
              <text:list-item>
                <text:p xml:id="id2" text:id="id2" text:style-name="P5"><text:span text:style-name="T6">אבל מה עושים כשאין מנגנון אמיתי? </text:span><text:span text:style-name="T6"><text:line-break/></text:span><text:span text:style-name="T6">או כשהמנגנון האמיתי מסובך מדי?</text:span><text:span text:style-name="T6"><text:line-break/></text:span><text:span text:style-name="T6">איך יתנהגו המשתתפים?</text:span></text:p>
              </text:list-item>
              <text:list-item>
                <text:p xml:id="id3" text:id="id3" text:style-name="P5"><text:span text:style-name="T7">שאלה לדוגמה: איך יתנהגו המשתתפים במכרז מחיר ראשון? מה יהיה הרווח למוכר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תורת המשחקים על חצי רגל</text:p>
          </draw:text-box>
        </draw:frame>
        <draw:frame presentation:style-name="pr4" draw:text-style-name="P8" draw:layer="layout" svg:width="25.199cm" svg:height="6.516cm" svg:x="1.524cm" svg:y="3.302cm" presentation:class="outline" presentation:user-transformed="true">
          <draw:text-box>
            <text:p text:style-name="P5"><text:span text:style-name="T8">הגדרה</text:span><text:span text:style-name="T9">: משחק = אוסף של </text:span><text:span text:style-name="T8">שחקנים</text:span><text:span text:style-name="T9">, </text:span><text:span text:style-name="T9"><text:line-break/></text:span><text:span text:style-name="T9">לכל שחקן יש אוסף של </text:span><text:span text:style-name="T8">פעולות</text:span><text:span text:style-name="T9"> אפשריות, </text:span><text:span text:style-name="T9"><text:line-break/></text:span><text:span text:style-name="T9">כל צירוף של פעולות מביא ל</text:span><text:span text:style-name="T8">תוצאה</text:span><text:span text:style-name="T9">, </text:span><text:span text:style-name="T9"><text:line-break/></text:span><text:span text:style-name="T9">וכל שחקן מקבל </text:span><text:span text:style-name="T8">תועלת </text:span><text:span text:style-name="T10">מ</text:span><text:span text:style-name="T9">כל תוצאה אפשרית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standard" draw:layer="layout" svg:width="8.989cm" svg:height="7.159cm" svg:x="10.252cm" svg:y="2.946cm">
          <table:table table:template-name="seetang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-1 / 1</text:span></text:p>
              </table:table-cell>
              <table:table-cell>
                <text:p text:style-name="P9"><text:span text:style-name="T11">1 / -1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11">1 / -1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-1 / 1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11">-1 / 1</text:span></text:p>
              </table:table-cell>
              <table:table-cell>
                <text:p text:style-name="P9"><text:span text:style-name="T11">1 / -1</text:span></text:p>
              </table:table-cell>
              <table:table-cell>
                <text:p text:style-name="P9"><text:span text:style-name="T11">0 / 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369cm" svg:height="6.923cm" svg:x="1.671cm" svg:y="2.92cm">
          <table:table table:template-name="turquoise">
            <table:table-column table:style-name="co4"/>
            <table:table-column table:style-name="co5"/>
            <table:table-row table:style-name="ro4" table:default-cell-style-name="ce2">
              <table:table-cell>
                <text:p text:style-name="P9"><text:span text:style-name="T12">1 / -1</text:span></text:p>
              </table:table-cell>
              <table:table-cell>
                <text:p text:style-name="P9"><text:span text:style-name="T12">-1 / 1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12">-1 / 1</text:span></text:p>
              </table:table-cell>
              <table:table-cell>
                <text:p text:style-name="P9"><text:span text:style-name="T12">1 / -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369cm" svg:height="6.923cm" svg:x="19.885cm" svg:y="2.98cm">
          <table:table table:template-name="orange">
            <table:table-column table:style-name="co4"/>
            <table:table-column table:style-name="co5"/>
            <table:table-row table:style-name="ro4" table:default-cell-style-name="ce2">
              <table:table-cell>
                <text:p text:style-name="P9"><text:span text:style-name="T12">3 / 3</text:span></text:p>
              </table:table-cell>
              <table:table-cell>
                <text:p text:style-name="P9"><text:span text:style-name="T12">0 / 5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12">5 / 0</text:span></text:p>
              </table:table-cell>
              <table:table-cell>
                <text:p text:style-name="P9"><text:span text:style-name="T12">1 / 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991cm" svg:height="7.157cm" svg:x="1.013cm" svg:y="11.957cm">
          <table:table table:template-name="yellow">
            <table:table-column table:style-name="co1"/>
            <table:table-column table:style-name="co2"/>
            <table:table-column table:style-name="co6"/>
            <table:table-row table:style-name="ro6" table:default-cell-style-name="ce1">
              <table:table-cell>
                <text:p text:style-name="P9"><text:span text:style-name="T11">1 / 1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1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1 / 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1.497cm" svg:height="7.424cm" svg:x="15.533cm" svg:y="11.26cm">
          <table:table table:template-name="sun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8" table:default-cell-style-name="ce4">
              <table:table-cell table:style-name="ce3"/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2</text:span></text:p>
              </table:table-cell>
              <table:table-cell>
                <text:p text:style-name="P9"><text:span text:style-name="T13">3</text:span></text:p>
              </table:table-cell>
            </table:table-row>
            <table:table-row table:style-name="ro8" table:default-cell-style-name="ce1">
              <table:table-cell table:style-name="ce3">
                <text:p text:style-name="P9"><text:span text:style-name="T14">1</text:span></text:p>
              </table:table-cell>
              <table:table-cell>
                <text:p text:style-name="P9"><text:span text:style-name="T11">1.5 / 1</text:span></text:p>
              </table:table-cell>
              <table:table-cell>
                <text:p text:style-name="P9"><text:span text:style-name="T11">0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9" table:default-cell-style-name="ce1">
              <table:table-cell table:style-name="ce3">
                <text:p text:style-name="P9"><text:span text:style-name="T14">2</text:span></text:p>
              </table:table-cell>
              <table:table-cell>
                <text:p text:style-name="P9"><text:span text:style-name="T11">2 / 0</text:span></text:p>
              </table:table-cell>
              <table:table-cell>
                <text:p text:style-name="P9"><text:span text:style-name="T11">1 / 0.5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10" table:default-cell-style-name="ce1">
              <table:table-cell table:style-name="ce3">
                <text:p text:style-name="P9"><text:span text:style-name="T14">3</text:span></text:p>
              </table:table-cell>
              <table:table-cell>
                <text:p text:style-name="P9"><text:span text:style-name="T11">1 / 0</text:span></text:p>
              </table:table-cell>
              <table:table-cell>
                <text:p text:style-name="P9"><text:span text:style-name="T11">1 / 0</text:span></text:p>
              </table:table-cell>
              <table:table-cell>
                <text:p text:style-name="P9"><text:span text:style-name="T11">0.5 / 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10" draw:layer="layout" svg:width="5.48cm" svg:height="1.652cm" svg:x="3.109cm" svg:y="0cm">
          <draw:text-box>
            <text:p xml:id="id4" text:id="id4"><text:span text:style-name="T15">זוג או פרד</text:span></text:p>
          </draw:text-box>
        </draw:frame>
        <draw:frame draw:style-name="gr3" draw:text-style-name="P11" draw:layer="layout" svg:width="7.267cm" svg:height="1.652cm" svg:x="1.27cm" svg:y="1.243cm">
          <draw:text-box>
            <text:p xml:id="id5" text:id="id5"><text:span text:style-name="T15"><text:a xlink:href="https://youtu.be/46lehcylsT8" xlink:type="simple">משחק הפנדל</text:a></text:span></text:p>
          </draw:text-box>
        </draw:frame>
        <draw:frame draw:style-name="gr4" draw:text-style-name="P10" draw:layer="layout" svg:width="8.89cm" svg:height="1.835cm" svg:x="10.16cm" svg:y="0.705cm">
          <draw:text-box>
            <text:p xml:id="id6" text:id="id6"><text:span text:style-name="T15">אבן נייר ומספריים</text:span></text:p>
          </draw:text-box>
        </draw:frame>
        <draw:frame draw:style-name="gr4" draw:text-style-name="P13" draw:layer="layout" svg:width="8.128cm" svg:height="1.835cm" svg:x="19.558cm" svg:y="0cm">
          <draw:text-box>
            <text:p xml:id="id7" text:id="id7" text:style-name="P12"><text:span text:style-name="T15">דילמת האסיר</text:span></text:p>
          </draw:text-box>
        </draw:frame>
        <draw:frame draw:style-name="gr4" draw:text-style-name="P13" draw:layer="layout" svg:width="8.128cm" svg:height="1.835cm" svg:x="19.558cm" svg:y="1.213cm">
          <draw:text-box>
            <text:p xml:id="id8" text:id="id8" text:style-name="P12"><text:span text:style-name="T15">שיתוף קבצים</text:span></text:p>
          </draw:text-box>
        </draw:frame>
        <draw:frame draw:style-name="gr5" draw:text-style-name="P10" draw:layer="layout" svg:width="7.366cm" svg:height="1.753cm" svg:x="1.778cm" svg:y="19.247cm">
          <draw:text-box>
            <text:p text:style-name="P5"><text:span text:style-name="T15">משחק תיאום</text:span></text:p>
          </draw:text-box>
        </draw:frame>
        <draw:frame draw:style-name="gr6" draw:text-style-name="P14" draw:layer="layout" svg:width="16.51cm" svg:height="1.778cm" svg:x="11.176cm" svg:y="19.05cm">
          <draw:text-box>
            <text:p xml:id="id9" text:id="id9" text:style-name="P5"><text:span text:style-name="T15">מכרז מחיר ראשון. <text:s/>ערכים: </text:span><text:span text:style-name="T15">4</text:span><text:span text:style-name="T15">, </text:span><text:span text:style-name="T15">3</text:span><text:span text:style-name="T15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איך מתנהגים שחקנים במשחק?</text:p>
          </draw:text-box>
        </draw:frame>
        <draw:frame presentation:style-name="pr6" draw:text-style-name="P8" draw:layer="layout" svg:width="25.199cm" svg:height="6.516cm" svg:x="1.524cm" svg:y="3.302cm" presentation:class="outline" presentation:user-transformed="true">
          <draw:text-box>
            <text:p text:style-name="P5"><text:span text:style-name="T8">הגדרה</text:span><text:span text:style-name="T9">: פעולה שולטת (דומיננטית) של שחקן:</text:span><text:span text:style-name="T9"><text:line-break/></text:span><text:span text:style-name="T9">עבור כל צירוף-פעולות של האחרים,</text:span><text:span text:style-name="T9"><text:line-break/></text:span><text:span text:style-name="T9">הפעולה נותנת לשחקן תועלת גבוהה ביותר.</text:span></text:p>
          </draw:text-box>
        </draw:frame>
        <draw:frame draw:style-name="standard" draw:layer="layout" svg:width="8.769cm" svg:height="7.135cm" svg:x="1.391cm" svg:y="8.128cm">
          <table:table table:template-name="orange">
            <table:table-column table:style-name="co11"/>
            <table:table-column table:style-name="co12"/>
            <table:table-row table:style-name="ro11" table:default-cell-style-name="ce5">
              <table:table-cell>
                <text:p text:style-name="P9"><text:span text:style-name="T16">1 / 10</text:span></text:p>
              </table:table-cell>
              <table:table-cell>
                <text:p text:style-name="P9"><text:span text:style-name="T16">2 / 30</text:span></text:p>
              </table:table-cell>
            </table:table-row>
            <table:table-row table:style-name="ro12" table:default-cell-style-name="ce5">
              <table:table-cell>
                <text:p text:style-name="P9"><text:span text:style-name="T16">3 / 20</text:span></text:p>
              </table:table-cell>
              <table:table-cell>
                <text:p text:style-name="P9"><text:span text:style-name="T16">4 / 4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8.817cm" svg:height="6.767cm" svg:x="18.796cm" svg:y="8.382cm">
          <table:table table:template-name="orange">
            <table:table-column table:style-name="co13"/>
            <table:table-column table:style-name="co14"/>
            <table:table-row table:style-name="ro13" table:default-cell-style-name="ce5">
              <table:table-cell>
                <text:p text:style-name="P9"><text:span text:style-name="T16">1 / 10</text:span></text:p>
              </table:table-cell>
              <table:table-cell>
                <text:p text:style-name="P9"><text:span text:style-name="T16">3 / 20</text:span></text:p>
              </table:table-cell>
            </table:table-row>
            <table:table-row table:style-name="ro14" table:default-cell-style-name="ce5">
              <table:table-cell>
                <text:p text:style-name="P9"><text:span text:style-name="T16">2 / 30</text:span></text:p>
              </table:table-cell>
              <table:table-cell>
                <text:p text:style-name="P9"><text:span text:style-name="T16">4 / 40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8.769cm" svg:height="7.135cm" svg:x="1.391cm" svg:y="8.128cm">
          <table:table table:template-name="orange">
            <table:table-column table:style-name="co11"/>
            <table:table-column table:style-name="co12"/>
            <table:table-row table:style-name="ro11" table:default-cell-style-name="ce2">
              <table:table-cell>
                <text:p text:style-name="P9"><text:span text:style-name="T12">1 / 10</text:span></text:p>
              </table:table-cell>
              <table:table-cell>
                <text:p text:style-name="P9"><text:span text:style-name="T12">2 / </text:span><text:span text:style-name="T17">30</text:span></text:p>
              </table:table-cell>
            </table:table-row>
            <table:table-row table:style-name="ro12" table:default-cell-style-name="ce2">
              <table:table-cell>
                <text:p text:style-name="P9"><text:span text:style-name="T17">3</text:span><text:span text:style-name="T12"> / 20</text:span></text:p>
              </table:table-cell>
              <table:table-cell>
                <text:p text:style-name="P9"><text:span text:style-name="T17">4</text:span><text:span text:style-name="T12"> / </text:span><text:span text:style-name="T17">4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8.817cm" svg:height="6.767cm" svg:x="18.846cm" svg:y="8.414cm">
          <table:table table:template-name="orange">
            <table:table-column table:style-name="co13"/>
            <table:table-column table:style-name="co14"/>
            <table:table-row table:style-name="ro13" table:default-cell-style-name="ce2">
              <table:table-cell>
                <text:p text:style-name="P9"><text:span text:style-name="T12">1 / 10</text:span></text:p>
              </table:table-cell>
              <table:table-cell>
                <text:p text:style-name="P9"><text:span text:style-name="T12">3 / </text:span><text:span text:style-name="T17">20</text:span></text:p>
              </table:table-cell>
            </table:table-row>
            <table:table-row table:style-name="ro14" table:default-cell-style-name="ce2">
              <table:table-cell>
                <text:p text:style-name="P9"><text:span text:style-name="T17">2</text:span><text:span text:style-name="T12"> / 30</text:span></text:p>
              </table:table-cell>
              <table:table-cell>
                <text:p text:style-name="P9"><text:span text:style-name="T17">4</text:span><text:span text:style-name="T12"> / </text:span><text:span text:style-name="T17">40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xml:id="id11" draw:id="id11" draw:layer="layout" svg:width="9.538cm" svg:height="7.159cm" svg:x="9.652cm" svg:y="13.885cm">
          <table:table table:template-name="seetang">
            <table:table-column table:style-name="co15"/>
            <table:table-column table:style-name="co16"/>
            <table:table-column table:style-name="co17"/>
            <table:table-row table:style-name="ro1" table:default-cell-style-name="ce6">
              <table:table-cell>
                <text:p text:style-name="P9"><text:span text:style-name="T11">1 / 1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2" table:default-cell-style-name="ce6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1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3" table:default-cell-style-name="ce6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1 / 1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xml:id="id10" draw:id="id10" draw:layer="layout" svg:width="6.456cm" svg:height="5.406cm" svg:x="2.511cm" svg:y="15.394cm">
          <table:table table:template-name="turquoise">
            <table:table-column table:style-name="co18"/>
            <table:table-column table:style-name="co19"/>
            <table:table-row table:style-name="ro15" table:default-cell-style-name="ce7">
              <table:table-cell>
                <text:p text:style-name="P9"><text:span text:style-name="T18">1 / -1</text:span></text:p>
              </table:table-cell>
              <table:table-cell>
                <text:p text:style-name="P9"><text:span text:style-name="T18">-1 / 1</text:span></text:p>
              </table:table-cell>
            </table:table-row>
            <table:table-row table:style-name="ro16" table:default-cell-style-name="ce7">
              <table:table-cell>
                <text:p text:style-name="P9"><text:span text:style-name="T18">-1 / 1</text:span></text:p>
              </table:table-cell>
              <table:table-cell>
                <text:p text:style-name="P9"><text:span text:style-name="T18">1 / -1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xml:id="id12" draw:id="id12" draw:layer="layout" svg:width="5.768cm" svg:height="5.642cm" svg:x="20.489cm" svg:y="15.592cm">
          <table:table table:template-name="orange">
            <table:table-column table:style-name="co20"/>
            <table:table-column table:style-name="co21"/>
            <table:table-row table:style-name="ro17" table:default-cell-style-name="ce8">
              <table:table-cell>
                <text:p text:style-name="P9"><text:span text:style-name="T19">3</text:span><text:span text:style-name="T18"> / 3</text:span></text:p>
              </table:table-cell>
              <table:table-cell>
                <text:p text:style-name="P9"><text:span text:style-name="T18">0 / 5</text:span></text:p>
              </table:table-cell>
            </table:table-row>
            <table:table-row table:style-name="ro18" table:default-cell-style-name="ce8">
              <table:table-cell>
                <text:p text:style-name="P9"><text:span text:style-name="T18">5 / 0</text:span></text:p>
              </table:table-cell>
              <table:table-cell>
                <text:p text:style-name="P9"><text:span text:style-name="T18">1 / 1</text:span></text:p>
              </table:table-cell>
            </table:table-row>
          </table:table>
          <draw:image xlink:href="Pictures/TablePreview1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פעולות שולטות במכרזים</text:p>
          </draw:text-box>
        </draw:frame>
        <draw:frame presentation:style-name="pr6" draw:text-style-name="P8" draw:layer="layout" svg:width="25.199cm" svg:height="6.516cm" svg:x="1.524cm" svg:y="3.302cm" presentation:class="outline" presentation:user-transformed="true">
          <draw:text-box>
            <text:p text:style-name="P5"><text:span text:style-name="T8">הגדרה</text:span><text:span text:style-name="T9">: פעולה שולטת (דומיננטית) של שחקן:</text:span><text:span text:style-name="T9"><text:line-break/></text:span><text:span text:style-name="T9">עבור כל צירוף-פעולות של האחרים,</text:span><text:span text:style-name="T9"><text:line-break/></text:span><text:span text:style-name="T9">הפעולה נותנת לשחקן תועלת גבוהה ביותר.</text:span></text:p>
          </draw:text-box>
        </draw:frame>
        <draw:frame draw:style-name="standard" draw:layer="layout" svg:width="11.497cm" svg:height="9.861cm" svg:x="15.672cm" svg:y="8.245cm">
          <table:table table:template-name="sun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8" table:default-cell-style-name="ce4">
              <table:table-cell table:style-name="ce3"/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2</text:span></text:p>
              </table:table-cell>
              <table:table-cell>
                <text:p text:style-name="P9"><text:span text:style-name="T13">3</text:span></text:p>
              </table:table-cell>
            </table:table-row>
            <table:table-row table:style-name="ro8" table:default-cell-style-name="ce1">
              <table:table-cell table:style-name="ce3">
                <text:p text:style-name="P9"><text:span text:style-name="T14">1</text:span></text:p>
              </table:table-cell>
              <table:table-cell>
                <text:p text:style-name="P9"><text:span text:style-name="T11">1.5 / 1</text:span></text:p>
              </table:table-cell>
              <table:table-cell>
                <text:p text:style-name="P9"><text:span text:style-name="T11">0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9" table:default-cell-style-name="ce1">
              <table:table-cell table:style-name="ce3">
                <text:p text:style-name="P9"><text:span text:style-name="T14">2</text:span></text:p>
              </table:table-cell>
              <table:table-cell>
                <text:p text:style-name="P9"><text:span text:style-name="T11">2 / 0</text:span></text:p>
              </table:table-cell>
              <table:table-cell>
                <text:p text:style-name="P9"><text:span text:style-name="T11">1 / 0.5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10" table:default-cell-style-name="ce1">
              <table:table-cell table:style-name="ce3">
                <text:p text:style-name="P9"><text:span text:style-name="T14">3</text:span></text:p>
              </table:table-cell>
              <table:table-cell>
                <text:p text:style-name="P9"><text:span text:style-name="T11">1 / 0</text:span></text:p>
              </table:table-cell>
              <table:table-cell>
                <text:p text:style-name="P9"><text:span text:style-name="T11">1 / 0</text:span></text:p>
              </table:table-cell>
              <table:table-cell>
                <text:p text:style-name="P9"><text:span text:style-name="T11">0.5 / 0</text:span></text:p>
              </table:table-cell>
            </table:table-row>
            <table:table-row table:style-name="ro10" table:default-cell-style-name="ce1">
              <table:table-cell table:style-name="ce3">
                <text:p text:style-name="P9"><text:span text:style-name="T14">4</text:span></text:p>
              </table:table-cell>
              <table:table-cell>
                <text:p text:style-name="P9"><text:span text:style-name="T20">0 / 0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7" draw:text-style-name="P15" draw:layer="layout" svg:width="11.938cm" svg:height="3.053cm" svg:x="15.748cm" svg:y="18.283cm">
          <draw:text-box>
            <text:p xml:id="id13" text:id="id13" text:style-name="P5"><text:span text:style-name="T21">מכרז מחיר ראשון - </text:span><text:span text:style-name="T22">אין</text:span></text:p>
          </draw:text-box>
        </draw:frame>
        <draw:frame draw:style-name="standard" xml:id="id14" draw:id="id14" draw:layer="layout" svg:width="11.497cm" svg:height="9.784cm" svg:x="1.69cm" svg:y="8.503cm">
          <table:table table:template-name="sun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9" table:default-cell-style-name="ce4">
              <table:table-cell table:style-name="ce3"/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2</text:span></text:p>
              </table:table-cell>
              <table:table-cell>
                <text:p text:style-name="P9"><text:span text:style-name="T13">3</text:span></text:p>
              </table:table-cell>
            </table:table-row>
            <table:table-row table:style-name="ro19" table:default-cell-style-name="ce1">
              <table:table-cell table:style-name="ce3">
                <text:p text:style-name="P9"><text:span text:style-name="T14">1</text:span></text:p>
              </table:table-cell>
              <table:table-cell>
                <text:p text:style-name="P9"><text:span text:style-name="T11">1.5 / 1</text:span></text:p>
              </table:table-cell>
              <table:table-cell>
                <text:p text:style-name="P9"><text:span text:style-name="T11">0 / 2</text:span></text:p>
              </table:table-cell>
              <table:table-cell>
                <text:p text:style-name="P9"><text:span text:style-name="T11">0 / 2</text:span></text:p>
              </table:table-cell>
            </table:table-row>
            <table:table-row table:style-name="ro20" table:default-cell-style-name="ce1">
              <table:table-cell table:style-name="ce3">
                <text:p text:style-name="P9"><text:span text:style-name="T14">2</text:span></text:p>
              </table:table-cell>
              <table:table-cell>
                <text:p text:style-name="P9"><text:span text:style-name="T11">3 / 0</text:span></text:p>
              </table:table-cell>
              <table:table-cell>
                <text:p text:style-name="P9"><text:span text:style-name="T11">1 / 0.5</text:span></text:p>
              </table:table-cell>
              <table:table-cell>
                <text:p text:style-name="P9"><text:span text:style-name="T11">0 / 1</text:span></text:p>
              </table:table-cell>
            </table:table-row>
            <table:table-row table:style-name="ro21" table:default-cell-style-name="ce1">
              <table:table-cell table:style-name="ce3">
                <text:p text:style-name="P9"><text:span text:style-name="T14">3</text:span></text:p>
              </table:table-cell>
              <table:table-cell>
                <text:p text:style-name="P9"><text:span text:style-name="T11">3 / 0</text:span></text:p>
              </table:table-cell>
              <table:table-cell>
                <text:p text:style-name="P9"><text:span text:style-name="T11">2 / 0</text:span></text:p>
              </table:table-cell>
              <table:table-cell>
                <text:p text:style-name="P9"><text:span text:style-name="T11">0.5 / 0</text:span></text:p>
              </table:table-cell>
            </table:table-row>
            <table:table-row table:style-name="ro22" table:default-cell-style-name="ce1">
              <table:table-cell table:style-name="ce3">
                <text:p text:style-name="P9"><text:span text:style-name="T14">4</text:span></text:p>
              </table:table-cell>
              <table:table-cell>
                <text:p text:style-name="P9"><text:span text:style-name="T11">3 / 0</text:span></text:p>
              </table:table-cell>
              <table:table-cell>
                <text:p text:style-name="P9"><text:span text:style-name="T11">2 / 0</text:span></text:p>
              </table:table-cell>
              <table:table-cell>
                <text:p text:style-name="P9"><text:span text:style-name="T11">1 / 0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7" draw:text-style-name="P15" draw:layer="layout" svg:width="10.705cm" svg:height="3.053cm" svg:x="2.032cm" svg:y="18.537cm">
          <draw:text-box>
            <text:p xml:id="id15" text:id="id15" text:style-name="P5"><text:span text:style-name="T21">מכרז מחיר שני - </text:span><text:span text:style-name="T23">יש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57cm" svg:x="1.4cm" svg:y="0.761cm" presentation:class="title" presentation:user-transformed="true">
          <draw:text-box>
            <text:p text:style-name="P1">פעולות שולטות – עיקרון הגילוי<text:line-break/>(Revelation Principle)</text:p>
          </draw:text-box>
        </draw:frame>
        <draw:frame draw:style-name="gr8" draw:text-style-name="P16" draw:layer="layout" svg:width="25.4cm" svg:height="14.279cm" svg:x="1.778cm" svg:y="5.08cm">
          <draw:text-box>
            <text:p xml:id="id16" text:id="id16" text:style-name="P5"><text:span text:style-name="T24">משפט</text:span><text:span text:style-name="T25">: כל מטרה </text:span><text:span text:style-name="T25"><text:line-break/></text:span><text:span text:style-name="T25">שאפשר להשיג ע”י משחק עם </text:span><text:span text:style-name="T26">פעולות שולטות</text:span><text:span text:style-name="T25"> – אפשר להשיג ע”י </text:span><text:span text:style-name="T26">מנגנון אמיתי</text:span><text:span text:style-name="T25">.</text:span></text:p>
            <text:p text:style-name="P5"><text:span text:style-name="T25"/></text:p>
            <text:p xml:id="id17" text:id="id17" text:style-name="P5"><text:span text:style-name="T27">הוכחה</text:span><text:span text:style-name="T28">: המנגנון האמיתי מקבל מהשחקנים את טבלת הערכים שלהם, ומשחק עבורם את הפעולה השלטת שלהם.</text:span></text:p>
            <text:p text:style-name="P5"><text:span text:style-name="T25"/></text:p>
            <text:p xml:id="id18" text:id="id18" text:style-name="P5"><text:span text:style-name="T29">דוגמה: מכרז אנגלי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8cm" svg:height="3.439cm" svg:x="0cm" svg:y="-0.297cm" presentation:class="title" presentation:user-transformed="true">
          <draw:text-box>
            <text:p text:style-name="P1">איך מתנהגים שחקנים <text:span text:style-name="T30">כשאין פעולה שולטת</text:span>?</text:p>
          </draw:text-box>
        </draw:frame>
        <draw:frame presentation:style-name="pr4" draw:text-style-name="P8" draw:layer="layout" svg:width="25.199cm" svg:height="10.365cm" svg:x="1.979cm" svg:y="2.589cm" presentation:class="outline" presentation:user-transformed="true">
          <draw:text-box>
            <text:p xml:id="id19" text:id="id19" text:style-name="P5"><text:span text:style-name="T8">הגדרה</text:span><text:span text:style-name="T9">: שיווי-משקל נאש: צירוף פעולות של כל השחקנים, שבו הפעולה של כל שחקן נותנת לו תועלת גבוהה ביותר </text:span><text:span text:style-name="T31">בצירוף זה</text:span><text:span text:style-name="T9">.</text:span></text:p>
            <text:p xml:id="id20" text:id="id20" text:style-name="P5"><text:span text:style-name="T31">פרשנות: הסכם שאוכף את עצמו</text:span><text:span text:style-name="T9">.</text:span></text:p>
            <text:p xml:id="id21" text:id="id21" text:style-name="P5"><text:span text:style-name="T8">משפט</text:span><text:span text:style-name="T9">: אם לכל שחקן יש פעולה שלטת, אז צירוף הפעולות השולטות הוא שיווי-משקל נאש.</text:span></text:p>
          </draw:text-box>
        </draw:frame>
        <draw:frame draw:style-name="standard" xml:id="id22" draw:id="id22" draw:layer="layout" svg:width="9.538cm" svg:height="7.159cm" svg:x="9.653cm" svg:y="13.921cm">
          <table:table table:template-name="seetang">
            <table:table-column table:style-name="co15"/>
            <table:table-column table:style-name="co16"/>
            <table:table-column table:style-name="co17"/>
            <table:table-row table:style-name="ro1" table:default-cell-style-name="ce6">
              <table:table-cell table:style-name="ce9">
                <text:p text:style-name="P9"><text:span text:style-name="T32">1 / 1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2" table:default-cell-style-name="ce6">
              <table:table-cell>
                <text:p text:style-name="P9"><text:span text:style-name="T11">0 / 0</text:span></text:p>
              </table:table-cell>
              <table:table-cell table:style-name="ce9">
                <text:p text:style-name="P9"><text:span text:style-name="T32">1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3" table:default-cell-style-name="ce6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  <table:table-cell table:style-name="ce9">
                <text:p text:style-name="P9"><text:span text:style-name="T32">1 / 1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xml:id="id23" draw:id="id23" draw:layer="layout" svg:width="6.456cm" svg:height="5.406cm" svg:x="2.512cm" svg:y="15.43cm">
          <table:table table:template-name="turquoise">
            <table:table-column table:style-name="co18"/>
            <table:table-column table:style-name="co19"/>
            <table:table-row table:style-name="ro15" table:default-cell-style-name="ce7">
              <table:table-cell>
                <text:p text:style-name="P9"><text:span text:style-name="T18">1 / -1</text:span></text:p>
              </table:table-cell>
              <table:table-cell>
                <text:p text:style-name="P9"><text:span text:style-name="T18">-1 / 1</text:span></text:p>
              </table:table-cell>
            </table:table-row>
            <table:table-row table:style-name="ro16" table:default-cell-style-name="ce7">
              <table:table-cell>
                <text:p text:style-name="P9"><text:span text:style-name="T18">-1 / 1</text:span></text:p>
              </table:table-cell>
              <table:table-cell>
                <text:p text:style-name="P9"><text:span text:style-name="T18">1 / -1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xml:id="id24" draw:id="id24" draw:layer="layout" svg:width="6.687cm" svg:height="5.346cm" svg:x="20.49cm" svg:y="15.628cm">
          <table:table table:template-name="orange">
            <table:table-column table:style-name="co22"/>
            <table:table-column table:style-name="co23"/>
            <table:table-row table:style-name="ro23" table:default-cell-style-name="ce8">
              <table:table-cell>
                <text:p text:style-name="P9"><text:span text:style-name="T19">4</text:span><text:span text:style-name="T18"> / 4</text:span></text:p>
              </table:table-cell>
              <table:table-cell>
                <text:p text:style-name="P9"><text:span text:style-name="T18">0 / 6</text:span></text:p>
              </table:table-cell>
            </table:table-row>
            <table:table-row table:style-name="ro24">
              <table:table-cell table:style-name="ce8">
                <text:p text:style-name="P9"><text:span text:style-name="T18">6 / 0</text:span></text:p>
              </table:table-cell>
              <table:table-cell table:style-name="ce10">
                <text:p text:style-name="P9"><text:span text:style-name="T33">2 / 2</text:span></text:p>
              </table:table-cell>
            </table:table-row>
          </table:table>
          <draw:image xlink:href="Pictures/TablePreview17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שיווי-משקל נאש במכרזים</text:p>
          </draw:text-box>
        </draw:frame>
        <draw:frame draw:style-name="standard" xml:id="id25" draw:id="id25" draw:layer="layout" svg:width="11.497cm" svg:height="9.784cm" svg:x="1.69cm" svg:y="8.503cm">
          <table:table table:template-name="sun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9" table:default-cell-style-name="ce4">
              <table:table-cell table:style-name="ce3"/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2</text:span></text:p>
              </table:table-cell>
              <table:table-cell>
                <text:p text:style-name="P9"><text:span text:style-name="T13">3</text:span></text:p>
              </table:table-cell>
            </table:table-row>
            <table:table-row table:style-name="ro19" table:default-cell-style-name="ce1">
              <table:table-cell table:style-name="ce3">
                <text:p text:style-name="P9"><text:span text:style-name="T14">1</text:span></text:p>
              </table:table-cell>
              <table:table-cell>
                <text:p text:style-name="P9"><text:span text:style-name="T11">1.5 / 1</text:span></text:p>
              </table:table-cell>
              <table:table-cell>
                <text:p text:style-name="P9"><text:span text:style-name="T11">0 / 2</text:span></text:p>
              </table:table-cell>
              <table:table-cell>
                <text:p text:style-name="P9"><text:span text:style-name="T11">0 / 2</text:span></text:p>
              </table:table-cell>
            </table:table-row>
            <table:table-row table:style-name="ro20" table:default-cell-style-name="ce1">
              <table:table-cell table:style-name="ce3">
                <text:p text:style-name="P9"><text:span text:style-name="T14">2</text:span></text:p>
              </table:table-cell>
              <table:table-cell>
                <text:p text:style-name="P9"><text:span text:style-name="T11">3 / 0</text:span></text:p>
              </table:table-cell>
              <table:table-cell>
                <text:p text:style-name="P9"><text:span text:style-name="T11">1 / 0.5</text:span></text:p>
              </table:table-cell>
              <table:table-cell>
                <text:p text:style-name="P9"><text:span text:style-name="T11">0 / 1</text:span></text:p>
              </table:table-cell>
            </table:table-row>
            <table:table-row table:style-name="ro21" table:default-cell-style-name="ce11">
              <table:table-cell table:style-name="ce3">
                <text:p text:style-name="P9"><text:span text:style-name="T14">3</text:span></text:p>
              </table:table-cell>
              <table:table-cell>
                <text:p text:style-name="P9"><text:span text:style-name="T32">3 / 0</text:span></text:p>
              </table:table-cell>
              <table:table-cell>
                <text:p text:style-name="P9"><text:span text:style-name="T32">2 / 0</text:span></text:p>
              </table:table-cell>
              <table:table-cell table:style-name="ce1">
                <text:p text:style-name="P9"><text:span text:style-name="T11">0.5 / 0</text:span></text:p>
              </table:table-cell>
            </table:table-row>
            <table:table-row table:style-name="ro22" table:default-cell-style-name="ce11">
              <table:table-cell table:style-name="ce3">
                <text:p text:style-name="P9"><text:span text:style-name="T14">4</text:span></text:p>
              </table:table-cell>
              <table:table-cell>
                <text:p text:style-name="P9"><text:span text:style-name="T32">3 / 0</text:span></text:p>
              </table:table-cell>
              <table:table-cell>
                <text:p text:style-name="P9"><text:span text:style-name="T32">2 / 0</text:span></text:p>
              </table:table-cell>
              <table:table-cell>
                <text:p text:style-name="P9"><text:span text:style-name="T32">1 / 0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9" draw:text-style-name="P15" draw:layer="layout" svg:width="11.975cm" svg:height="1.652cm" svg:x="1.233cm" svg:y="18.414cm">
          <draw:text-box>
            <text:p xml:id="id26" text:id="id26" text:style-name="P5"><text:span text:style-name="T21">מכרז מחיר שני - </text:span><text:span text:style-name="T23">יש</text:span></text:p>
          </draw:text-box>
        </draw:frame>
        <draw:frame presentation:style-name="pr4" draw:text-style-name="P8" draw:layer="layout" svg:width="25.199cm" svg:height="5.03cm" svg:x="2.155cm" svg:y="2.59cm" presentation:class="outline" presentation:user-transformed="true">
          <draw:text-box>
            <text:p text:style-name="P5"><text:span text:style-name="T8">הגדרה</text:span><text:span text:style-name="T9">: שיווי-משקל נאש: צירוף פעולות של כל </text:span><text:span text:style-name="T9">השחקנים, שבו הפעולה של כל שחקן נותנת לו </text:span><text:span text:style-name="T9">תועלת גבוהה ביותר </text:span><text:span text:style-name="T31">בצירוף זה.</text:span></text:p>
          </draw:text-box>
        </draw:frame>
        <draw:frame draw:style-name="standard" draw:layer="layout" svg:width="11.713cm" svg:height="9.861cm" svg:x="15.673cm" svg:y="8.246cm">
          <table:table table:template-name="sun">
            <table:table-column table:style-name="co7"/>
            <table:table-column table:style-name="co8"/>
            <table:table-column table:style-name="co24"/>
            <table:table-column table:style-name="co25"/>
            <table:table-row table:style-name="ro8" table:default-cell-style-name="ce4">
              <table:table-cell table:style-name="ce3"/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2</text:span></text:p>
              </table:table-cell>
              <table:table-cell>
                <text:p text:style-name="P9"><text:span text:style-name="T13">3</text:span></text:p>
              </table:table-cell>
            </table:table-row>
            <table:table-row table:style-name="ro8" table:default-cell-style-name="ce1">
              <table:table-cell table:style-name="ce3">
                <text:p text:style-name="P9"><text:span text:style-name="T14">1</text:span></text:p>
              </table:table-cell>
              <table:table-cell>
                <text:p text:style-name="P9"><text:span text:style-name="T11">1.5 / 1</text:span></text:p>
              </table:table-cell>
              <table:table-cell>
                <text:p text:style-name="P9"><text:span text:style-name="T11">0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9" table:default-cell-style-name="ce1">
              <table:table-cell table:style-name="ce3">
                <text:p text:style-name="P9"><text:span text:style-name="T14">2</text:span></text:p>
              </table:table-cell>
              <table:table-cell>
                <text:p text:style-name="P9"><text:span text:style-name="T11">2 / 0</text:span></text:p>
              </table:table-cell>
              <table:table-cell table:style-name="ce11">
                <text:p text:style-name="P9"><text:span text:style-name="T32">1 / 0.5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10" table:default-cell-style-name="ce11">
              <table:table-cell table:style-name="ce3">
                <text:p text:style-name="P9"><text:span text:style-name="T14">3</text:span></text:p>
              </table:table-cell>
              <table:table-cell table:style-name="ce1">
                <text:p text:style-name="P9"><text:span text:style-name="T11">1 / 0</text:span></text:p>
              </table:table-cell>
              <table:table-cell>
                <text:p text:style-name="P9"><text:span text:style-name="T32">1 / 0</text:span></text:p>
              </table:table-cell>
              <table:table-cell>
                <text:p text:style-name="P9"><text:span text:style-name="T32">0.5 / 0</text:span></text:p>
              </table:table-cell>
            </table:table-row>
            <table:table-row table:style-name="ro10" table:default-cell-style-name="ce1">
              <table:table-cell table:style-name="ce3">
                <text:p text:style-name="P9"><text:span text:style-name="T14">4</text:span></text:p>
              </table:table-cell>
              <table:table-cell>
                <text:p text:style-name="P9"><text:span text:style-name="T20">0 / 0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gr10" draw:text-style-name="P15" draw:layer="layout" svg:width="11.938cm" svg:height="1.782cm" svg:x="15.748cm" svg:y="18.284cm">
          <draw:text-box>
            <text:p text:style-name="P5"><text:span text:style-name="T21">מכרז מחיר ראשון - </text:span><text:span text:style-name="T23">יש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שיווי-משקל נאש במכרזים</text:p>
          </draw:text-box>
        </draw:frame>
        <draw:frame presentation:style-name="pr4" draw:text-style-name="P17" draw:layer="layout" svg:width="27.022cm" svg:height="15.952cm" svg:x="0.508cm" svg:y="2.59cm" presentation:class="outline" presentation:user-transformed="true">
          <draw:text-box>
            <text:p xml:id="id27" text:id="id27" text:style-name="P5"><text:span text:style-name="T34">דוגמה</text:span><text:span text:style-name="T35">: מכרז על חפץ אחד. שני שחקנים. </text:span><text:span text:style-name="T35"><text:line-break/></text:span><text:span text:style-name="T35">שחקן א – ערך </text:span><text:span text:style-name="T35">90</text:span><text:span text:style-name="T35">. <text:s text:c="2"/>שחקן ב – ערך </text:span><text:span text:style-name="T35">5</text:span><text:span text:style-name="T35">.</text:span><text:span text:style-name="T35"><text:line-break/></text:span><text:span text:style-name="T36">מה הם כל שיוויי-המשקל של המכרז?</text:span></text:p>
            <text:p xml:id="id28" text:id="id28" text:style-name="P5"><text:span text:style-name="T35">נסמן: </text:span><text:span text:style-name="T35">a</text:span><text:span text:style-name="T35"> – הכרזה של א. <text:s/></text:span><text:span text:style-name="T35">b</text:span><text:span text:style-name="T35"> – הכרזה של ב.</text:span></text:p>
            <text:p xml:id="id29" text:id="id29" text:style-name="P5"><text:span text:style-name="T37">מכרז מחיר ראשון - נחלק למקרים:</text:span></text:p>
            <text:list text:style-name="L2">
              <text:list-item>
                <text:p xml:id="id30" text:id="id30" text:style-name="P5"><text:span text:style-name="T38">אם </text:span><text:span text:style-name="T38">b&lt;4</text:span><text:span text:style-name="T39"> אז </text:span><text:span text:style-name="T39">a=b+1</text:span><text:span text:style-name="T39"> ואז ב ישנה ל-</text:span><text:span text:style-name="T39">a</text:span><text:span text:style-name="T39"> – לא ש”מ.</text:span></text:p>
              </text:list-item>
              <text:list-item>
                <text:p xml:id="id31" text:id="id31" text:style-name="P5"><text:span text:style-name="T40">אם </text:span><text:span text:style-name="T40">b&gt;=4</text:span><text:span text:style-name="T40"> וגם </text:span><text:span text:style-name="T40">b&lt;90</text:span><text:span text:style-name="T41">, אז </text:span><text:span text:style-name="T41">a=b+1</text:span><text:span text:style-name="T41"> וזה כן ש”מ.</text:span></text:p>
              </text:list-item>
              <text:list-item>
                <text:p xml:id="id32" text:id="id32" text:style-name="P5"><text:span text:style-name="T38">אם </text:span><text:span text:style-name="T38">b&gt;=90</text:span><text:span text:style-name="T39">, א יפסיד ו-ב ישנה – לא ש”מ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שיווי-משקל נאש במכרזים</text:p>
          </draw:text-box>
        </draw:frame>
        <draw:frame presentation:style-name="pr4" draw:text-style-name="P17" draw:layer="layout" svg:width="27.022cm" svg:height="15.952cm" svg:x="0.549cm" svg:y="2.59cm" presentation:class="outline" presentation:user-transformed="true">
          <draw:text-box>
            <text:p text:style-name="P5"><text:span text:style-name="T34">דוגמה</text:span><text:span text:style-name="T35">: מכרז על חפץ אחד. שני שחקנים. </text:span><text:span text:style-name="T35"><text:line-break/></text:span><text:span text:style-name="T35">שחקן א – ערך </text:span><text:span text:style-name="T35">90</text:span><text:span text:style-name="T35">. <text:s text:c="2"/>שחקן ב – ערך </text:span><text:span text:style-name="T35">5</text:span><text:span text:style-name="T35">.</text:span><text:span text:style-name="T35"><text:line-break/></text:span><text:span text:style-name="T36">מה הם כל שיוויי-המשקל של המכרז?</text:span></text:p>
            <text:p text:style-name="P5"><text:span text:style-name="T35">נסמן: </text:span><text:span text:style-name="T35">a</text:span><text:span text:style-name="T35"> – הכרזה של א. <text:s/></text:span><text:span text:style-name="T35">b</text:span><text:span text:style-name="T35"> – הכרזה של ב.</text:span></text:p>
            <text:p text:style-name="P5"><text:span text:style-name="T37">מכרז מחיר שני - נחלק למקרים:</text:span></text:p>
            <text:list text:style-name="L2">
              <text:list-item>
                <text:p text:style-name="P5"><text:span text:style-name="T40">אם </text:span><text:span text:style-name="T40">b&lt;=4</text:span><text:span text:style-name="T41"> אז כל </text:span><text:span text:style-name="T41">a&gt;=5</text:span><text:span text:style-name="T41"> הוא ש”מ.</text:span></text:p>
              </text:list-item>
              <text:list-item>
                <text:p text:style-name="P5"><text:span text:style-name="T40">אם </text:span><text:span text:style-name="T40">b&gt;4</text:span><text:span text:style-name="T40"> וגם </text:span><text:span text:style-name="T40">b&lt;90</text:span><text:span text:style-name="T41">, אז כל </text:span><text:span text:style-name="T41">a&gt;b</text:span><text:span text:style-name="T41"> הוא ש”מ.</text:span></text:p>
              </text:list-item>
              <text:list-item>
                <text:p text:style-name="P5"><text:span text:style-name="T40">אם </text:span><text:span text:style-name="T40">b&gt;=90</text:span><text:span text:style-name="T41">, אז כל </text:span><text:span text:style-name="T41">a&lt;5</text:span><text:span text:style-name="T41"> הוא ש”מ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באיזה מכרז להשתמש?</text:p>
          </draw:text-box>
        </draw:frame>
        <draw:frame draw:style-name="standard" draw:layer="layout" svg:width="24.636cm" svg:height="15.208cm" svg:x="2.119cm" svg:y="3.482cm">
          <table:table table:template-name="default" table:use-first-row-styles="true" table:use-banding-rows-styles="true">
            <table:table-column table:style-name="co26"/>
            <table:table-column table:style-name="co26"/>
            <table:table-column table:style-name="co27"/>
            <table:table-row table:style-name="ro25" table:default-cell-style-name="ce12">
              <table:table-cell>
                <text:p text:style-name="P12"><text:span text:style-name="T42">מחיר שני</text:span></text:p>
              </table:table-cell>
              <table:table-cell>
                <text:p text:style-name="P12"><text:span text:style-name="T42">מחיר ראשון</text:span></text:p>
              </table:table-cell>
              <table:table-cell table:style-name="ce13"/>
            </table:table-row>
            <table:table-row table:style-name="ro25">
              <table:table-cell table:style-name="ce14">
                <text:p text:style-name="P12"><text:span text:style-name="T43">כן</text:span></text:p>
              </table:table-cell>
              <table:table-cell table:style-name="ce15">
                <text:p text:style-name="P12"><text:span text:style-name="T44">לא</text:span></text:p>
              </table:table-cell>
              <table:table-cell table:style-name="ce12">
                <text:p text:style-name="P12"><text:span text:style-name="T42">פעולות שולטות</text:span></text:p>
              </table:table-cell>
            </table:table-row>
            <table:table-row table:style-name="ro26">
              <table:table-cell table:style-name="ce15">
                <text:p text:style-name="P12"><text:span text:style-name="T44">לא</text:span></text:p>
              </table:table-cell>
              <table:table-cell table:style-name="ce14">
                <text:p text:style-name="P12"><text:span text:style-name="T43">כן</text:span></text:p>
              </table:table-cell>
              <table:table-cell table:style-name="ce12">
                <text:p text:style-name="P12"><text:span text:style-name="T42">בש"מ, בעל הערך הגבוה תמיד זוכה</text:span></text:p>
              </table:table-cell>
            </table:table-row>
            <table:table-row table:style-name="ro27">
              <table:table-cell table:style-name="ce15">
                <text:p text:style-name="P12"><text:span text:style-name="T44">לא</text:span></text:p>
              </table:table-cell>
              <table:table-cell table:style-name="ce14">
                <text:p text:style-name="P12"><text:span text:style-name="T43">כן</text:span></text:p>
              </table:table-cell>
              <table:table-cell table:style-name="ce12">
                <text:p text:style-name="P12"><text:span text:style-name="T42">בש"מ, הרווח למוכר תמיד לפחות הערך השני</text:span></text:p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איך מתנהגים שחקנים במשחק?</text:p>
          </draw:text-box>
        </draw:frame>
        <draw:frame presentation:style-name="pr6" draw:text-style-name="P8" draw:layer="layout" svg:width="25.199cm" svg:height="6.516cm" svg:x="1.524cm" svg:y="3.302cm" presentation:class="outline" presentation:user-transformed="true">
          <draw:text-box>
            <text:p text:style-name="P5"><text:span text:style-name="T8">הגדרה</text:span><text:span text:style-name="T9">: שיווי משקל בייס-נאש...</text:span></text:p>
            <text:p text:style-name="P5"><text:span text:style-name="T37"/></text:p>
            <text:p text:style-name="P5"><text:span text:style-name="T3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table:table-template text:style-name="turquoise">
      <table:first-row table:style-name="turquoise3"/>
      <table:last-row table:style-name="turquoise3"/>
      <table:first-column table:style-name="turquoise3"/>
      <table:last-column table:style-name="turquoise3"/>
      <table:odd-rows table:style-name="turquoise2"/>
      <table:odd-columns table:style-name="turquoise2"/>
      <table:body table:style-name="turquoise1"/>
    </table:table-templat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table:table-template text:style-name="seetang">
      <table:first-row table:style-name="seetang3"/>
      <table:last-row table:style-name="seetang3"/>
      <table:first-column table:style-name="seetang3"/>
      <table:last-column table:style-name="seetang3"/>
      <table:odd-rows table:style-name="seetang2"/>
      <table:odd-columns table:style-name="seetang2"/>
      <table:body table:style-name="seetang1"/>
    </table:table-templat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</text:span><text:span text:style-name="MT2">k 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</text:span><text:span text:style-name="MT3">k to </text:span><text:span text:style-name="MT3">edit </text:span><text:span text:style-name="MT3">the </text:span><text:span text:style-name="MT3">outli</text:span><text:span text:style-name="MT3">ne </text:span><text:span text:style-name="MT3">text </text:span><text:span text:style-name="MT3">for</text:span><text:span text:style-name="MT3">mat</text:span></text:p>
              <text:list>
                <text:list-item>
                  <text:p text:style-name="MP14"><text:span text:style-name="MT3">S</text:span><text:span text:style-name="MT3">e</text:span><text:span text:style-name="MT3">c</text:span><text:span text:style-name="MT3">o</text:span><text:span text:style-name="MT3">n</text:span><text:span text:style-name="MT3">d </text:span><text:span text:style-name="MT3">O</text:span><text:span text:style-name="MT3">u</text:span><text:span text:style-name="MT3">tli</text:span><text:span text:style-name="MT3">n</text:span><text:span text:style-name="MT3">e </text:span><text:span text:style-name="MT3">L</text:span><text:span text:style-name="MT3">e</text:span><text:span text:style-name="MT3">v</text:span><text:span text:style-name="MT3">e</text:span><text:span text:style-name="MT3">l</text:span></text:p>
                  <text:list>
                    <text:list-item>
                      <text:p text:style-name="MP14"><text:span text:style-name="MT3">T</text:span><text:span text:style-name="MT3">h</text:span><text:span text:style-name="MT3">i</text:span><text:span text:style-name="MT3">r</text:span><text:span text:style-name="MT3">d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<text:list>
                        <text:list-item>
                          <text:p text:style-name="MP14"><text:span text:style-name="MT3">F</text:span><text:span text:style-name="MT3">o</text:span><text:span text:style-name="MT3">u</text:span><text:span text:style-name="MT3">r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<text:list>
                            <text:list-item>
                              <text:p text:style-name="MP14"><text:span text:style-name="MT3">F</text:span><text:span text:style-name="MT3">i</text:span><text:span text:style-name="MT3">f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    <text:list>
                                <text:list-item>
                                  <text:p text:style-name="MP14"><text:span text:style-name="MT3">S</text:span><text:span text:style-name="MT3">i</text:span><text:span text:style-name="MT3">x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</text:span><text:span text:style-name="MT3">enth </text:span><text:span text:style-name="MT3">Outli</text:span><text:span text:style-name="MT3">ne </text:span><text:span text:style-name="MT3">Lev</text:span><text:span text:style-name="MT3">elCli</text:span><text:span text:style-name="MT3">ck to </text:span><text:span text:style-name="MT3">edit </text:span><text:span text:style-name="MT3">Mas</text:span><text:span text:style-name="MT3">ter </text:span><text:span text:style-name="MT3">text </text:span><text:span text:style-name="MT3">style</text:span><text:span text:style-name="MT3">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</text:span><text:span text:style-name="MT4">co</text:span><text:span text:style-name="MT4">nd </text:span><text:span text:style-name="MT4">lev</text:span><text:span text:style-name="MT4">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8-03-29T11:23:16.665066165</dc:date>
    <meta:editing-duration>P6DT6H52M21S</meta:editing-duration>
    <meta:editing-cycles>1020</meta:editing-cycles>
    <meta:generator>LibreOffice/5.1.6.2$Linux_X86_64 LibreOffice_project/10m0$Build-2</meta:generator>
    <meta:document-statistic meta:object-count="188"/>
  </office:meta>
</office:document-meta>
</file>